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automatic-styles/>
  <office:body>
    <office:text>
      <text:h text:outline-level="1">Understanding the Republican Agenda and the Future of the U.S. and the World</text:h>
      <text:p>This document explains the Republican policy trajectory through Project 2025 and the One Big Beautiful Bill (OBBB), providing both a strategic breakdown for Democrats and a neutral forecast of the likely future trajectory. It also critiques both major parties and proposes an outline for a more honest, principled third-party alternative, even if it requires temporary hardship or unpopularity.</text:p>
      <text:h text:outline-level="1">I. Republican Agenda: Strategic Goals and Consequences</text:h>
      <text:p>Summary: Project 2025 and OBBB aim to entrench a new political order—authoritarian, nationalist, and plutocratic—through strategic rewiring of the federal government.</text:p>
      <text:p>Key features include:</text:p>
      <text:p>- Permanent tax cuts favoring the wealthy and corporations.</text:p>
      <text:p>- Dismantling of federal regulatory agencies (EPA, DOE, DOJ).</text:p>
      <text:p>- Mass reduction of social programs (Medicaid, SNAP, education).</text:p>
      <text:p>- Increased executive authority, reducing checks and balances.</text:p>
      <text:p>- A shift toward Christian nationalist governance and identity politics.</text:p>
      <text:p>Consequences include heightened inequality, weakened rule of law, climate policy reversal, and geopolitical instability.</text:p>
      <text:h text:outline-level="1">II. Why Republicans Support This</text:h>
      <text:p>Summary: Support stems from a mix of elite interests, populist resentment, institutional distrust, and pragmatic necessity in the face of long-term demographic decline.</text:p>
      <text:p>1. Power consolidation goals:</text:p>
      <text:p>   - Conservative think tanks (e.g., Heritage Foundation) aim to neutralize civil service independence and embed long-term policy control.</text:p>
      <text:p>2. Donor class incentives:</text:p>
      <text:p>   - Deregulation and tax cuts ensure wealth preservation and expansion for corporate elites.</text:p>
      <text:p>3. Populist identity politics:</text:p>
      <text:p>   - Reactionary cultural defense against perceived liberal overreach (immigration, gender, race, climate, and education reforms).</text:p>
      <text:p>4. Propaganda and information capture:</text:p>
      <text:p>   - Right-wing media ecosystems frame the agenda as patriotic, common-sense reform, while omitting or distorting authoritarian aspects.</text:p>
      <text:p>5. Demographic survival strategy:</text:p>
      <text:p>   - The Republican base is aging, disproportionately white, and shrinking as a share of the electorate.</text:p>
      <text:p>   - Rather than adapt to demographic change, the party pursues entrenchment via:
     - Voter suppression
     - Electoral rule manipulation
     - Judicial control
     - State-level gerrymandering</text:p>
      <text:p>   This is a pragmatic necessity for short-term political survival, not a mere ideological preference. Democrats must understand that this strategy is rational within a zero-sum political framework where pluralism is no longer incentivized by winning.</text:p>
      <text:p>6. Scapegoating: The Engine of Internal Control</text:p>
      <text:p>   - To mobilize and discipline supporters, Republican leaders rely heavily on scapegoating—casting minorities, dissenters, or federal workers as internal enemies.</text:p>
      <text:p>   - Common targets include immigrants, LGBTQ+ people, liberal elites, journalists, academics, and the federal civil service.</text:p>
      <text:p>   - This tactic fuels moral panic, discredits opposition media or experts, justifies extreme policy responses, and distracts from elite-serving agendas.</text:p>
      <text:p>   - Without a constant stream of internal enemies, the movement loses emotional intensity and justification for its more radical institutional changes.</text:p>
      <text:h text:outline-level="1">III. Global Impact</text:h>
      <text:p>Summary: A nationalist, authoritarian U.S. would destabilize the post-WWII world order, empower rival autocracies, and undo decades of environmental progress.</text:p>
      <text:p>A Trumpist U.S. would:
- Undermine NATO and Western democratic alliances.
- Accelerate climate catastrophe through fossil fuel expansion.
- Destabilize global economic and migration systems.
- Empower autocrats in Russia, China, and beyond.</text:p>
      <text:p>1. Trump’s Admiration for Putin</text:p>
      <text:p>   - Donald Trump has repeatedly expressed admiration for Vladimir Putin—not in spite of his authoritarianism, but because of it.</text:p>
      <text:p>   - He sees in Putin a model of unconstrained power: a leader who can dominate courts, crush opposition, and control media without consequence.</text:p>
      <text:p>   - Both share transactional, nationalist, anti-democratic instincts, with disdain for multilateralism and liberal norms.</text:p>
      <text:p>   - Trump has often praised Putin as "strong" while denigrating NATO allies as weak or burdensome.</text:p>
      <text:p>   - Their mutual goal: destabilize liberal democratic systems to preserve elite power through nationalist propaganda and internal repression.</text:p>
      <text:p>   - Whether due to admiration, entanglement, or shared strategy, Trump's posture toward Putin represents an unprecedented geopolitical realignment away from postwar U.S. democratic leadership.</text:p>
      <text:h text:outline-level="1">IV. Critique of the Democratic Party</text:h>
      <text:p>Summary: Democrats have failed to reform corrupted institutions, leaned too heavily on symbolism, and lost working-class trust despite superior values.</text:p>
      <text:p>While preferable in many domains, Democrats have contributed to the current crisis through:
- Neoliberal drift: deregulation, corporate capture, and global trade at the expense of workers.
- Institutional stagnation: failure to reform filibuster, court structure, or campaign finance.
- Weak rhetorical coherence: inconsistent messaging that alienates rural and working-class voters.
- Overreliance on symbolic progressivism: policies that gesture at justice without altering underlying structures.</text:p>
      <text:h text:outline-level="1">V. A Better Path: What a Third-Party Agenda Should Contain</text:h>
      <text:p>Summary: A principled third party must embrace sacrifice, tell difficult truths, and realign national priorities toward resilience, fairness, and civic trust.</text:p>
      <text:p>A legitimate third-party movement must embrace bold reform with intellectual honesty. Key planks include:</text:p>
      <text:p>1. Democratic repair:
   - Term limits, nonpartisan redistricting, electoral college reform, and voting rights expansion.</text:p>
      <text:p>2. Economic realism:
   - Progressive taxation, strategic austerity where necessary, and transparent fiscal discipline.</text:p>
      <text:p>3. Basic needs with accountability:
   - Healthcare, food, housing—universal access combined with fraud prevention and measurable outcomes.</text:p>
      <text:p>4. Climate urgency:
   - Immediate investment in renewables, carbon pricing, adaptation infrastructure, and R&amp;D.</text:p>
      <text:p>5. National renewal:
   - Public service programs, civic education, and community rebuilding focused on trust and shared responsibility.</text:p>
      <text:p>6. Defense and diplomacy:
   - End endless wars, prioritize cyber and AI-era defense, and rebuild alliances through integrity, not dominance.</text:p>
      <text:p>7. Institutional transparency:
   - Clear laws for executive conduct, independent watchdogs, and digital transparency in policy creation.</text:p>
      <text:h text:outline-level="1">Conclusion</text:h>
      <text:p>Summary: A viable future demands rejecting authoritarian shortcuts and symbolic liberalism alike. What’s needed is moral courage, civic truth, and institutional rebirth.</text:p>
      <text:p>Both major parties are failing—Republicans by embracing authoritarianism, Democrats by avoiding structural reform. A viable third-party movement must speak difficult truths, demand adult-level accountability, and offer a credible roadmap to renewal. Only by admitting what hurts can we begin to heal what matters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